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1F45C2A500E4419CC76.png" manifest:media-type="image/png"/>
  <manifest:file-entry manifest:full-path="Pictures/10000201000002BC000001F4CC7AA287454A30DF.png" manifest:media-type="image/png"/>
  <manifest:file-entry manifest:full-path="Pictures/10000201000002BC000001F41A87FEA495FBD735.png" manifest:media-type="image/png"/>
  <manifest:file-entry manifest:full-path="Pictures/10000201000002BC000001F438159A9BB1EAF833.png" manifest:media-type="image/png"/>
  <manifest:file-entry manifest:full-path="Pictures/10000201000002BC000001F4DAD302053A7FE18F.png" manifest:media-type="image/png"/>
  <manifest:file-entry manifest:full-path="Pictures/10000201000002BC000001F4C52F72BC664DE218.png" manifest:media-type="image/png"/>
  <manifest:file-entry manifest:full-path="Pictures/TablePreview1.svm" manifest:media-type=""/>
  <manifest:file-entry manifest:full-path="Pictures/10000201000002BC000001F4B57EEABC2243E518.png" manifest:media-type="image/png"/>
  <manifest:file-entry manifest:full-path="Pictures/10000201000002BC000001F4665AACDD86F5B23D.png" manifest:media-type="image/png"/>
  <manifest:file-entry manifest:full-path="Pictures/10000201000002BC000001F4BB8B03A19B47FC3E.png" manifest:media-type="image/png"/>
  <manifest:file-entry manifest:full-path="Pictures/100002010000064000000384E72AB497A6094852.png" manifest:media-type="image/png"/>
  <manifest:file-entry manifest:full-path="Pictures/10000201000002BC000001F4A355CB6E0E040FA4.png" manifest:media-type="image/png"/>
  <manifest:file-entry manifest:full-path="Pictures/10000201000002BC000001F4E6C79FB0B9123D38.png" manifest:media-type="image/png"/>
  <manifest:file-entry manifest:full-path="Pictures/10000201000002BC000001F4E45BF6A8D728B15B.png" manifest:media-type="image/png"/>
  <manifest:file-entry manifest:full-path="Pictures/10000201000002BC000001F4048B1E5331DA5B51.png" manifest:media-type="image/png"/>
  <manifest:file-entry manifest:full-path="Pictures/10000201000002BC000001F44E081421416425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34cm, 5.072cm, 2.835cm, 3.95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275cm" style:use-optimal-column-width="false"/>
    </style:style>
    <style:style style:name="co2" style:family="table-column">
      <style:table-column-properties style:column-width="15.902cm" style:use-optimal-column-width="false"/>
    </style:style>
    <style:style style:name="ro1" style:family="table-row">
      <style:table-row-properties style:row-height="2.966cm"/>
    </style:style>
    <style:style style:name="ro2" style:family="table-row">
      <style:table-row-properties style:row-height="2.976cm"/>
    </style:style>
    <style:style style:name="ce1" style:family="table-cell">
      <loext:graphic-properties draw:textarea-vertical-align="middle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textarea-vertical-align="middle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9cm" svg:height="10.719cm" svg:x="1.1cm" svg:y="1.1cm">
          <draw:image xlink:href="Pictures/100002010000064000000384E72AB497A6094852.png" xlink:type="simple" xlink:show="embed" xlink:actuate="onLoad">
            <text:p/>
          </draw:image>
        </draw:frame>
        <draw:frame draw:style-name="gr2" draw:text-style-name="P2" draw:layer="layout" svg:width="0.853cm" svg:height="0.962cm" svg:x="12.466cm" svg:y="11.341cm">
          <draw:text-box>
            <text:p>2</text:p>
          </draw:text-box>
        </draw:frame>
        <draw:frame draw:style-name="gr2" draw:text-style-name="P2" draw:layer="layout" svg:width="0.853cm" svg:height="0.962cm" svg:x="13.065cm" svg:y="10.144cm">
          <draw:text-box>
            <text:p>3</text:p>
          </draw:text-box>
        </draw:frame>
        <draw:frame draw:style-name="gr2" draw:text-style-name="P2" draw:layer="layout" svg:width="0.853cm" svg:height="0.962cm" svg:x="18.145cm" svg:y="11.468cm">
          <draw:text-box>
            <text:p>4</text:p>
          </draw:text-box>
        </draw:frame>
        <draw:frame draw:style-name="standard" draw:layer="layout" svg:width="19.176cm" svg:height="14.839cm" svg:x="1.254cm" svg:y="12.2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Cluster id</text:p>
              </table:table-cell>
              <table:table-cell table:style-name="ce2">
                <text:p text:style-name="P3">Example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/>
            </table:table-row>
            <table:table-row table:style-name="ro1" table:default-cell-style-name="gray1">
              <table:table-cell>
                <text:p>2</text:p>
              </table:table-cell>
              <table:table-cell/>
            </table:table-row>
            <table:table-row table:style-name="ro1" table:default-cell-style-name="gray2">
              <table:table-cell>
                <text:p>3</text:p>
              </table:table-cell>
              <table:table-cell/>
            </table:table-row>
            <table:table-row table:style-name="ro2" table:default-cell-style-name="gray1">
              <table:table-cell>
                <text:p>4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0.001cm" svg:height="0.001cm" svg:x="-9.027cm" svg:y="8.24cm">
          <draw:image xlink:href="Pictures/10000201000002BC000001F4A355CB6E0E040FA4.png" xlink:type="simple" xlink:show="embed" xlink:actuate="onLoad">
            <text:p/>
          </draw:image>
        </draw:frame>
        <draw:frame draw:style-name="gr4" draw:text-style-name="P2" draw:layer="layout" svg:width="0.853cm" svg:height="0.962cm" svg:x="10.779cm" svg:y="11.414cm">
          <draw:text-box>
            <text:p>1</text:p>
          </draw:text-box>
        </draw:frame>
        <draw:frame draw:style-name="gr5" draw:text-style-name="P1" draw:layer="layout" svg:width="3.557cm" svg:height="2.516cm" svg:x="8.366cm" svg:y="15.404cm">
          <draw:image xlink:href="Pictures/10000201000002BC000001F4048B1E5331DA5B51.png" xlink:type="simple" xlink:show="embed" xlink:actuate="onLoad">
            <text:p/>
          </draw:image>
        </draw:frame>
        <draw:frame draw:style-name="gr5" draw:text-style-name="P1" draw:layer="layout" svg:width="3.558cm" svg:height="2.517cm" svg:x="12.049cm" svg:y="15.402cm">
          <draw:image xlink:href="Pictures/10000201000002BC000001F4665AACDD86F5B23D.png" xlink:type="simple" xlink:show="embed" xlink:actuate="onLoad">
            <text:p/>
          </draw:image>
        </draw:frame>
        <draw:frame draw:style-name="gr5" draw:text-style-name="P1" draw:layer="layout" svg:width="3.559cm" svg:height="2.518cm" svg:x="15.732cm" svg:y="15.402cm">
          <draw:image xlink:href="Pictures/10000201000002BC000001F44E0814214164253E.png" xlink:type="simple" xlink:show="embed" xlink:actuate="onLoad">
            <text:p/>
          </draw:image>
        </draw:frame>
        <draw:frame draw:style-name="gr5" draw:text-style-name="P1" draw:layer="layout" svg:width="3.557cm" svg:height="2.516cm" svg:x="4.683cm" svg:y="15.402cm">
          <draw:image xlink:href="Pictures/10000201000002BC000001F4B57EEABC2243E518.png" xlink:type="simple" xlink:show="embed" xlink:actuate="onLoad">
            <text:p/>
          </draw:image>
        </draw:frame>
        <draw:frame draw:style-name="gr3" draw:text-style-name="P1" draw:layer="layout" svg:width="3.56cm" svg:height="2.519cm" svg:x="4.682cm" svg:y="18.398cm">
          <draw:image xlink:href="Pictures/10000201000002BC000001F4DAD302053A7FE18F.png" xlink:type="simple" xlink:show="embed" xlink:actuate="onLoad">
            <text:p/>
          </draw:image>
        </draw:frame>
        <draw:frame draw:style-name="gr3" draw:text-style-name="P1" draw:layer="layout" svg:width="3.56cm" svg:height="2.519cm" svg:x="8.365cm" svg:y="18.4cm">
          <draw:image xlink:href="Pictures/10000201000002BC000001F4E45BF6A8D728B15B.png" xlink:type="simple" xlink:show="embed" xlink:actuate="onLoad">
            <text:p/>
          </draw:image>
        </draw:frame>
        <draw:frame draw:style-name="gr3" draw:text-style-name="P1" draw:layer="layout" svg:width="3.561cm" svg:height="2.52cm" svg:x="12.048cm" svg:y="18.398cm">
          <draw:image xlink:href="Pictures/10000201000002BC000001F438159A9BB1EAF833.png" xlink:type="simple" xlink:show="embed" xlink:actuate="onLoad">
            <text:p/>
          </draw:image>
        </draw:frame>
        <draw:frame draw:style-name="gr3" draw:text-style-name="P1" draw:layer="layout" svg:width="3.562cm" svg:height="2.521cm" svg:x="15.731cm" svg:y="18.398cm">
          <draw:image xlink:href="Pictures/10000201000002BC000001F4C52F72BC664DE218.png" xlink:type="simple" xlink:show="embed" xlink:actuate="onLoad">
            <text:p/>
          </draw:image>
        </draw:frame>
        <draw:frame draw:style-name="gr3" draw:text-style-name="P1" draw:layer="layout" svg:width="3.56cm" svg:height="2.519cm" svg:x="4.679cm" svg:y="21.341cm">
          <draw:image xlink:href="Pictures/10000201000002BC000001F4E6C79FB0B9123D38.png" xlink:type="simple" xlink:show="embed" xlink:actuate="onLoad">
            <text:p/>
          </draw:image>
        </draw:frame>
        <draw:frame draw:style-name="gr3" draw:text-style-name="P1" draw:layer="layout" svg:width="3.56cm" svg:height="2.519cm" svg:x="4.682cm" svg:y="24.262cm">
          <draw:image xlink:href="Pictures/10000201000002BC000001F41A87FEA495FBD735.png" xlink:type="simple" xlink:show="embed" xlink:actuate="onLoad">
            <text:p/>
          </draw:image>
        </draw:frame>
        <draw:frame draw:style-name="gr3" draw:text-style-name="P1" draw:layer="layout" svg:width="3.56cm" svg:height="2.519cm" svg:x="8.365cm" svg:y="24.264cm">
          <draw:image xlink:href="Pictures/10000201000002BC000001F4CC7AA287454A30DF.png" xlink:type="simple" xlink:show="embed" xlink:actuate="onLoad">
            <text:p/>
          </draw:image>
        </draw:frame>
        <draw:frame draw:style-name="gr3" draw:text-style-name="P1" draw:layer="layout" svg:width="3.561cm" svg:height="2.52cm" svg:x="12.048cm" svg:y="24.262cm">
          <draw:image xlink:href="Pictures/10000201000002BC000001F4BB8B03A19B47FC3E.png" xlink:type="simple" xlink:show="embed" xlink:actuate="onLoad">
            <text:p/>
          </draw:image>
        </draw:frame>
        <draw:frame draw:style-name="gr3" draw:text-style-name="P1" draw:layer="layout" svg:width="3.562cm" svg:height="2.521cm" svg:x="15.731cm" svg:y="24.262cm">
          <draw:image xlink:href="Pictures/10000201000002BC000001F45C2A500E4419CC7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7T11:37:49.802959599</meta:creation-date>
    <dc:date>2020-08-07T18:34:50.503240482</dc:date>
    <meta:editing-duration>PT6H16M9S</meta:editing-duration>
    <meta:editing-cycles>1</meta:editing-cycles>
    <meta:document-statistic meta:object-count="20"/>
    <meta:generator>LibreOffice/6.0.7.3$Linux_X86_64 LibreOffice_project/00m0$Build-3</meta:generator>
  </office:meta>
</office:document-meta>
</file>